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WOG0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ntonella Polzi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1.64" calcext:value-type="float">
            <text:p>1.64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C5]*(0.4*(0.2*[.E5]+0.4*[.F5]+0.4*[.G5])+0.6*(0.4*[.I5]+0.6*[.J5]))*[.K5]" office:value-type="float" office:value="0.92" calcext:value-type="float">
            <text:p>0.9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6]+0.6*[.J6]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136" calcext:value-type="float">
            <text:p>2.136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39:41.9479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3:40:29.809354000</dc:date>
    <meta:editing-duration>PT2H21M</meta:editing-duration>
    <meta:editing-cycles>16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